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ff3333" draw:marker-start-width="0.23cm" draw:marker-end="Arrow" draw:marker-end-width="0.13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="solid" draw:fill-color="#6666ff" draw:textarea-horizontal-align="justify" draw:textarea-vertical-align="middle" draw:auto-grow-height="false" fo:min-height="1.25cm" fo:min-width="0.5cm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0.064cm" fo:min-width="0.168cm" fo:padding-top="0.145cm" fo:padding-bottom="0.145cm" fo:padding-left="0.27cm" fo:padding-right="0.27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5cm" fo:min-width="0.5cm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3.75cm" fo:min-width="0.5cm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0.104cm" fo:min-width="0.208cm" fo:padding-top="0.145cm" fo:padding-bottom="0.145cm" fo:padding-left="0.27cm" fo:padding-right="0.27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6666ff" draw:textarea-horizontal-align="justify" draw:textarea-vertical-align="middle" draw:auto-grow-height="false" fo:min-height="0.064cm" fo:min-width="0.168cm" fo:padding-top="0.145cm" fo:padding-bottom="0.145cm" fo:padding-left="0.27cm" fo:padding-right="0.27cm"/>
    </style:style>
    <style:style style:name="gr8" style:family="graphic" style:parent-style-name="standard">
      <style:graphic-properties draw:stroke="none" draw:fill="solid" draw:fill-color="#6666ff" draw:textarea-horizontal-align="justify" draw:textarea-vertical-align="middle" draw:auto-grow-height="false" fo:min-height="0.05cm" fo:min-width="0.46cm"/>
    </style:style>
    <style:style style:name="gr9" style:family="graphic" style:parent-style-name="objectwithoutfill">
      <style:graphic-properties svg:stroke-width="0.02cm" svg:stroke-color="#6666ff" draw:marker-start-width="0.23cm" draw:marker-end="Arrow" draw:marker-end-width="0.13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2cm" svg:stroke-color="#6666ff" draw:marker-start-width="0.23cm" draw:marker-end="Arrow" draw:marker-end-width="0.13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draw:stroke="none" draw:fill="none" fo:min-height="0.3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style:font-name="Ubuntu Mono" fo:font-size="10pt" style:font-size-asian="10pt" style:font-size-complex="10pt"/>
    </style:style>
    <style:style style:name="P4" style:family="paragraph">
      <style:paragraph-properties fo:text-align="center"/>
      <style:text-properties style:font-name="Ubuntu Mono" fo:font-size="10pt" style:font-size-asian="10pt" style:font-size-complex="10pt"/>
    </style:style>
    <style:style style:name="P5" style:family="paragraph">
      <style:paragraph-properties fo:text-align="center"/>
      <style:text-properties fo:color="#6666ff"/>
    </style:style>
    <style:style style:name="P6" style:family="paragraph">
      <style:paragraph-properties fo:text-align="center"/>
      <style:text-properties fo:color="#ff3333"/>
    </style:style>
    <style:style style:name="T1" style:family="text">
      <style:text-properties fo:color="#ffffff" style:font-name="Ubuntu Mono" fo:font-size="10pt" style:font-size-asian="10pt" style:font-size-complex="10pt"/>
    </style:style>
    <style:style style:name="T2" style:family="text">
      <style:text-properties fo:color="#6666ff" style:font-name="Ubuntu Mono" fo:font-size="10pt" style:font-size-asian="10pt" style:font-size-complex="10pt"/>
    </style:style>
    <style:style style:name="T3" style:family="text">
      <style:text-properties fo:color="#ff3333" style:font-name="Ubuntu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6cm" svg:y1="5.552cm" svg:x2="0.6cm" svg:y2="5.052cm">
            <text:p/>
          </draw:line>
          <draw:line draw:style-name="gr1" draw:text-style-name="P1" draw:layer="layout" svg:x1="0.1cm" svg:y1="5.55cm" svg:x2="0.1cm" svg:y2="5.05cm">
            <text:p/>
          </draw:line>
          <draw:line draw:style-name="gr1" draw:text-style-name="P1" draw:layer="layout" svg:x1="1.1cm" svg:y1="5.551cm" svg:x2="1.1cm" svg:y2="5.051cm">
            <text:p/>
          </draw:line>
          <draw:line draw:style-name="gr1" draw:text-style-name="P1" draw:layer="layout" svg:x1="0.4cm" svg:y1="5.751cm" svg:x2="0.4cm" svg:y2="5.251cm">
            <text:p/>
          </draw:line>
          <draw:line draw:style-name="gr1" draw:text-style-name="P1" draw:layer="layout" svg:x1="0.8cm" svg:y1="5.751cm" svg:x2="0.8cm" svg:y2="5.251cm">
            <text:p/>
          </draw:line>
        </draw:g>
        <draw:custom-shape draw:style-name="gr2" draw:text-style-name="P3" draw:layer="layout" svg:width="1cm" svg:height="1.5cm" svg:x="0.1cm" svg:y="3.45cm">
          <text:p text:style-name="P2"><text:span text:style-name="T1"/></text:p>
          <text:p text:style-name="P2"><text:span text:style-name="T1">IC(2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5cm" svg:x="0.1cm" svg:y="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0.3cm" svg:x="0.1cm" svg:y="3.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4cm" svg:x="0.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0.5cm" svg:x="0.1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cm" svg:height="0.5cm" svg:x="0.101cm" svg:y="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96cm" svg:height="0.3cm" svg:x="0.12cm" svg:y="4.7cm">
          <text:p/>
          <draw:enhanced-geometry svg:viewBox="0 0 21600 21600" draw:type="rectangle" draw:enhanced-path="M 0 0 L 21600 0 21600 21600 0 21600 0 0 Z N"/>
        </draw:custom-shape>
        <draw:g>
          <draw:line draw:style-name="gr9" draw:text-style-name="P1" draw:layer="layout" svg:x1="0.1cm" svg:y1="0.951cm" svg:x2="0.1cm" svg:y2="0.451cm">
            <text:p/>
          </draw:line>
          <draw:line draw:style-name="gr9" draw:text-style-name="P1" draw:layer="layout" svg:x1="1.1cm" svg:y1="0.952cm" svg:x2="1.1cm" svg:y2="0.452cm">
            <text:p/>
          </draw:line>
          <draw:line draw:style-name="gr9" draw:text-style-name="P1" draw:layer="layout" svg:x1="0.4cm" svg:y1="1.152cm" svg:x2="0.4cm" svg:y2="0.652cm">
            <text:p/>
          </draw:line>
          <draw:line draw:style-name="gr9" draw:text-style-name="P1" draw:layer="layout" svg:x1="0.8cm" svg:y1="1.152cm" svg:x2="0.8cm" svg:y2="0.652cm">
            <text:p/>
          </draw:line>
          <draw:line draw:style-name="gr10" draw:text-style-name="P4" draw:layer="layout" svg:x1="0.6cm" svg:y1="0.953cm" svg:x2="0.6cm" svg:y2="0.453cm">
            <text:p text:style-name="P1"/>
          </draw:line>
        </draw:g>
        <draw:frame draw:style-name="gr11" draw:text-style-name="P5" draw:layer="layout" svg:width="1.391cm" svg:height="0.608cm" svg:x="-0.095cm" svg:y="-0.104cm">
          <draw:text-box>
            <text:p text:style-name="P5"><text:span text:style-name="T2">BC(2)</text:span></text:p>
          </draw:text-box>
        </draw:frame>
        <draw:frame draw:style-name="gr11" draw:text-style-name="P6" draw:layer="layout" svg:width="1.391cm" svg:height="0.608cm" svg:x="-0.094cm" svg:y="5.696cm">
          <draw:text-box>
            <text:p text:style-name="P6"><text:span text:style-name="T3">BC(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2cm" fo:page-height="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22:32:31.547752450</meta:creation-date>
    <dc:date>2015-04-08T23:42:40.213241248</dc:date>
    <meta:editing-duration>PT54M57S</meta:editing-duration>
    <meta:editing-cycles>4</meta:editing-cycles>
    <meta:generator>LibreOffice/4.3.3.2$Linux_X86_64 LibreOffice_project/430m0$Build-2</meta:generator>
    <meta:document-statistic meta:object-count="21"/>
  </office:meta>
</office:document-meta>
</file>